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21.2.0 -->
  <office:font-face-decls>
    <style:font-face style:name="Lohit Devanagari" svg:font-family="Lohit Devanagari" style:font-pitch="variable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text-properties fo:font-size="18pt" style:font-size-asian="18pt" style:font-size-complex="18pt" fo:font-weight="bold" style:font-weight-asian="bold" style:font-weight-complex="bold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/>
    <style:style style:name="P3" style:family="paragraph" style:parent-style-name="Standard"/>
    <style:style style:name="T3_1" style:family="text"/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normal" style:font-style-asian="normal" style:font-style-complex="normal"/>
    </style:style>
    <style:style style:name="T3_4" style:family="text"/>
    <style:style style:name="P4" style:family="paragraph" style:parent-style-name="Standard"/>
    <style:style style:name="P5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5_1" style:family="text">
      <style:text-properties fo:font-size="16pt" style:font-size-asian="16pt" style:font-size-complex="16pt" fo:font-weight="bold" style:font-weight-asian="bold" style:font-weight-complex="bold"/>
    </style:style>
    <style:style style:name="T5_2" style:family="text">
      <style:text-properties fo:font-size="16pt" style:font-size-asian="16pt" style:font-size-complex="16pt" fo:font-weight="bold" style:font-weight-asian="bold" style:font-weight-complex="bold"/>
    </style:style>
    <style:style style:name="T5_3" style:family="text">
      <style:text-properties fo:font-size="16pt" style:font-size-asian="16pt" style:font-size-complex="16pt" fo:font-weight="bold" style:font-weight-asian="bold" style:font-weight-complex="bold"/>
    </style:style>
    <style:style style:name="P6" style:family="paragraph" style:parent-style-name="Standard"/>
    <style:style style:name="P7" style:family="paragraph" style:parent-style-name="Normal"/>
    <style:style style:name="T7_1" style:family="text"/>
    <style:style style:name="T7_2" style:family="text" style:parent-style-name="Normal"/>
    <style:style style:name="P8" style:family="paragraph" style:parent-style-name="Standard"/>
    <style:style style:name="T8_1" style:family="text"/>
    <style:style style:name="T8_2" style:family="text"/>
    <style:style style:name="T8_3" style:family="text"/>
    <style:style style:name="T8_4" style:family="text"/>
    <style:style style:name="P9" style:family="paragraph" style:parent-style-name="Standard"/>
    <style:style style:name="P10" style:family="paragraph" style:parent-style-name="Standard"/>
    <style:style style:name="T10_1" style:family="text"/>
    <style:style style:name="P11" style:family="paragraph" style:parent-style-name="Standard"/>
    <style:style style:name="P12" style:family="paragraph" style:parent-style-name="Standard"/>
    <style:style style:name="T12_1" style:family="text"/>
    <style:style style:name="P13" style:family="paragraph" style:parent-style-name="Standard"/>
    <style:style style:name="P14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14_1" style:family="text">
      <style:text-properties fo:font-size="16pt" style:font-size-asian="16pt" style:font-size-complex="16pt" fo:font-weight="bold" style:font-weight-asian="bold" style:font-weight-complex="bold"/>
    </style:style>
    <style:style style:name="P15" style:family="paragraph" style:parent-style-name="Standard"/>
    <style:style style:name="P16" style:family="paragraph" style:parent-style-name="Standard"/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/>
    <style:style style:name="P18" style:family="paragraph" style:parent-style-name="Normal"/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 style:parent-style-name="Normal"/>
    <style:style style:name="P19" style:family="paragraph" style:parent-style-name="Standard"/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 style:parent-style-name="Normal"/>
    <style:style style:name="P20" style:family="paragraph" style:parent-style-name="Standard"/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P21" style:family="paragraph" style:parent-style-name="Standard"/>
    <style:style style:name="P22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22_1" style:family="text">
      <style:text-properties fo:font-size="16pt" style:font-size-asian="16pt" style:font-size-complex="16pt" fo:font-weight="bold" style:font-weight-asian="bold" style:font-weight-complex="bold"/>
    </style:style>
    <style:style style:name="P23" style:family="paragraph" style:parent-style-name="Standard"/>
    <style:style style:name="P24" style:family="paragraph" style:parent-style-name="Standard"/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/>
    <style:style style:name="P26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26_1" style:family="text">
      <style:text-properties fo:font-size="16pt" style:font-size-asian="16pt" style:font-size-complex="16pt" fo:font-weight="bold" style:font-weight-asian="bold" style:font-weight-complex="bold"/>
    </style:style>
    <style:style style:name="P27" style:family="paragraph" style:parent-style-name="Standard"/>
    <style:style style:name="P28" style:family="paragraph" style:parent-style-name="Standard"/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/>
    <style:style style:name="P30" style:family="paragraph" style:parent-style-name="Standard"/>
    <style:style style:name="T30_1" style:family="text"/>
    <style:style style:name="T30_2" style:family="text">
      <style:text-properties fo:font-style="italic" style:font-style-asian="italic" style:font-style-complex="italic"/>
    </style:style>
    <style:style style:name="T30_3" style:family="text"/>
    <style:style style:name="P31" style:family="paragraph" style:parent-style-name="Standard"/>
    <style:style style:name="P32" style:family="paragraph" style:parent-style-name="Standard"/>
    <style:style style:name="T32_1" style:family="text"/>
    <style:style style:name="T32_2" style:family="text"/>
    <style:style style:name="T32_3" style:family="text"/>
    <style:style style:name="P33" style:family="paragraph" style:parent-style-name="Standard"/>
    <style:style style:name="P34" style:family="paragraph" style:parent-style-name="Standard"/>
    <style:style style:name="T34_1" style:family="text"/>
    <style:style style:name="P35" style:family="paragraph" style:parent-style-name="Standard"/>
    <style:style style:name="P36" style:family="paragraph" style:parent-style-name="Standard"/>
    <style:style style:name="T36_1" style:family="text"/>
    <style:style style:name="P37" style:family="paragraph" style:parent-style-name="Standard"/>
    <style:style style:name="P38" style:family="paragraph" style:parent-style-name="Standard"/>
    <style:style style:name="T38_1" style:family="text">
      <style:text-properties fo:color="#000000"/>
    </style:style>
    <style:style style:name="T38_2" style:family="text">
      <style:text-properties fo:color="#000000"/>
    </style:style>
    <style:style style:name="P39" style:family="paragraph" style:parent-style-name="Standard"/>
    <style:style style:name="P40" style:family="paragraph" style:parent-style-name="Standard"/>
    <style:style style:name="T40_1" style:family="text"/>
    <style:style style:name="P41" style:family="paragraph" style:parent-style-name="Standard"/>
    <style:style style:name="P42" style:family="paragraph" style:parent-style-name="Heading_20_2">
      <style:text-properties fo:font-size="16pt" style:font-size-asian="16pt" style:font-size-complex="16pt" fo:font-weight="bold" style:font-weight-asian="bold" style:font-weight-complex="bold"/>
    </style:style>
    <style:style style:name="T42_1" style:family="text">
      <style:text-properties fo:font-size="16pt" style:font-size-asian="16pt" style:font-size-complex="16pt" fo:font-weight="bold" style:font-weight-asian="bold" style:font-weight-complex="bold"/>
    </style:style>
    <style:style style:name="P43" style:family="paragraph" style:parent-style-name="Standard"/>
    <style:style style:name="P44" style:family="paragraph" style:parent-style-name="Standard"/>
    <style:style style:name="T44_1" style:family="text"/>
    <style:style style:name="T44_2" style:family="text"/>
    <style:style style:name="T44_3" style:family="text"/>
    <style:style style:name="T44_4" style:family="text"/>
    <style:style style:name="P45" style:family="paragraph" style:parent-style-name="Standard"/>
    <style:style style:name="P46" style:family="paragraph" style:parent-style-name="Standard"/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/>
  </office:automatic-styles>
  <office:body>
    <office:text>
      <text:list text:style-name="LS1" xml:id="list0">
        <text:list-item>
          <text:h text:style-name="P1" text:outline-level="1"><text:span text:style-name="T1_1">Credits</text:span></text:h>
        </text:list-item>
      </text:list>
      <text:p text:style-name="P2"/>
      <text:p text:style-name="P3"><text:span text:style-name="T3_1">Like<text:s/>most<text:s/>(art)<text:s/>projects,<text:s/></text:span><text:span text:style-name="T3_2">ghosts<text:s/>of<text:s/>data<text:s/>past</text:span><text:span text:style-name="T3_3"><text:s/></text:span><text:span text:style-name="T3_4">was<text:s/>not<text:s/>the<text:s/>work<text:s/>of<text:s/>a<text:s/>single<text:s/>person<text:s/>but<text:s/>relied<text:s/>on<text:s/>the<text:s/>collaboration<text:s/>with<text:s/>and<text:s/>the<text:s/>support<text:s/>of<text:s/>a<text:s/>large<text:s/>number<text:s/>of<text:s/>people.<text:s/>Some<text:s/>of<text:s/>the<text:s/>people<text:s/>receiving<text:s/>credit<text:s/>and<text:s/>thanks<text:s/>here<text:s/>actively<text:s/>participated<text:s/>in<text:s/>this<text:s/>project.<text:s/>Others<text:s/>provided<text:s/>knowledge<text:s/>and<text:s/>inspiration,<text:s/>knowingly<text:s/>or<text:s/>unknowingly.</text:span></text:p>
      <text:p text:style-name="P4"/>
      <text:list text:style-name="LS1" xml:id="list1" text:continue-list="list0">
        <text:list-item>
          <text:list>
            <text:list-item>
              <text:h text:style-name="P5" text:outline-level="2"><text:span text:style-name="T5_1">The<text:s/></text:span><text:span text:style-name="T5_2">Ghosts<text:s/></text:span><text:span text:style-name="T5_3">of</text:span></text:h>
            </text:list-item>
          </text:list>
        </text:list-item>
      </text:list>
      <text:p text:style-name="P6"/>
      <text:p text:style-name="P7"><text:span text:style-name="T7_1">A<text:s/>big<text:s/>part<text:s/>of<text:s/>the<text:s/>basis<text:s/>for<text:s/>this<text:s/>project<text:s/>were<text:s/>the<text:s/>emails<text:s/>Hendrik<text:s/>Kempt</text:span><text:span text:style-name="T7_2"><text:note text:note-class="footnote"><text:note-citation/><text:note-body><text:p text:style-name="P8"><text:span text:style-name="T8_1"><text:tab/>Henrik<text:s/>Kempt<text:s/>has<text:s/>a<text:s/>practice<text:s/>as<text:s/>a<text:s/>philosopher,<text:s/>working<text:s/>in<text:s/>applied<text:s/>ethics,<text:s/>also<text:s/>in<text:s/>the<text:s/>field<text:s/>of<text:s/>AI.<text:s/>He<text:s/>writes<text:s/>books,<text:s/>too:<text:s/>You<text:s/>can<text:s/>find<text:s/>out<text:s/>more<text:s/>about<text:s/>him<text:s/>on<text:s/>his<text:s/></text:span><text:span text:style-name="T8_2"><text:a xlink:type="simple" xlink:href="https://twitter.com/hkem"><text:span text:style-name="T8_3">Twitter</text:span></text:a></text:span></text:p></text:note-body></text:note></text:span><text:span text:style-name="T8_4"><text:s/>and<text:s/>I<text:s/>wrote<text:s/>over<text:s/>the<text:s/>winter<text:s/>of<text:s/>21/22.<text:s/>These<text:s/>emails<text:s/>make<text:s/>up<text:s/>half<text:s/>of<text:s/>the<text:s/>dataset<text:s/>for<text:s/>the<text:s/>text-generating<text:s/>AI.</text:span></text:p>
      <text:p text:style-name="P9"/>
      <text:p text:style-name="P10"><text:span text:style-name="T10_1">The<text:s/>other<text:s/>half<text:s/>of<text:s/>the<text:s/>dataset<text:s/>was<text:s/>created<text:s/>by<text:s/>Sarah<text:s/>Lucey<text:s/>and<text:s/>Lola<text:s/>Wittstamm,<text:s/>who<text:s/>worked<text:s/>on<text:s/>the<text:s/>project<text:s/>as<text:s/>performers,<text:s/>improvising<text:s/>a<text:s/>messenger<text:s/>chat<text:s/>over<text:s/>three<text:s/>days.</text:span></text:p>
      <text:p text:style-name="P11"/>
      <text:p text:style-name="P12"><text:span text:style-name="T12_1">All<text:s/>participants<text:s/>provided<text:s/>their<text:s/>faces<text:s/>for<text:s/>filming<text:s/>and<text:s/>image<text:s/>dataset<text:s/>creation.</text:span></text:p>
      <text:p text:style-name="P13"/>
      <text:list text:style-name="LS1" xml:id="list2" text:continue-list="list0">
        <text:list-item>
          <text:list>
            <text:list-item>
              <text:h text:style-name="P14" text:outline-level="2"><text:span text:style-name="T14_1">Material<text:s/>and<text:s/>Software</text:span></text:h>
            </text:list-item>
          </text:list>
        </text:list-item>
      </text:list>
      <text:p text:style-name="P15"/>
      <text:p text:style-name="P16"><text:span text:style-name="T16_1">The<text:s/>fonts<text:s/>used<text:s/>in<text:s/>this<text:s/>project<text:s/>are<text:s/></text:span><text:span text:style-name="T16_2"><text:a xlink:type="simple" xlink:href="https://abcdinamo.com/typefaces/favorit"><text:span text:style-name="T16_3">ABC<text:s/>Favorit</text:span></text:a></text:span><text:span text:style-name="T16_4"><text:s/>by<text:s/>ABC<text:s/>Dynamo<text:s/>and<text:s/></text:span><text:span text:style-name="T16_5"><text:a xlink:type="simple" xlink:href="https://www.dafont.com/pwsmokey.font"><text:span text:style-name="T16_6">PW<text:s/>Smokey</text:span></text:a></text:span><text:span text:style-name="T16_7">.</text:span></text:p>
      <text:p text:style-name="P17"/>
      <text:p text:style-name="P18"><text:span text:style-name="T18_1">The<text:s/>AI<text:s/>used<text:s/>in<text:s/>this<text:s/>project<text:s/>are<text:s/></text:span><text:span text:style-name="T18_2"><text:a xlink:type="simple" xlink:href="https://github.com/EleutherAI/gpt-neo/"><text:span text:style-name="T18_3">GPT<text:s/>Neo</text:span></text:a></text:span><text:span text:style-name="T18_4"><text:s/>by<text:s/>Eleuther<text:s/>AI<text:s/>for<text:s/>text<text:s/>generation<text:s/>and<text:s/></text:span><text:span text:style-name="T18_5"><text:a xlink:type="simple" xlink:href="https://github.com/NVlabs/stylegan3"><text:span text:style-name="T18_6">StyleGAN3</text:span></text:a></text:span><text:span text:style-name="T18_7"><text:note text:note-class="footnote"><text:note-citation/><text:note-body><text:p text:style-name="P19"><text:span text:style-name="T19_1"><text:tab/>The<text:s/>source<text:s/>code<text:s/>of<text:s/>StyleGAN3<text:s/>was<text:s/>modified<text:s/>slightly<text:s/>by<text:s/>me,<text:s/>adding<text:s/>features<text:s/>that<text:s/>make<text:s/>dataset<text:s/>preparation<text:s/>from<text:s/>videos<text:s/>easier.<text:s/>You<text:s/>can<text:s/>find<text:s/>my<text:s/>fork<text:s/></text:span><text:span text:style-name="T19_2"><text:a xlink:type="simple" xlink:href="https://github.com/salty-muffin/stylegan3"><text:span text:style-name="T19_3">here</text:span></text:a></text:span><text:span text:style-name="T19_4">.</text:span></text:p></text:note-body></text:note></text:span><text:span text:style-name="T19_5"><text:s/>by<text:s/>NVIDIA</text:span><text:span text:style-name="T19_6"><text:note text:note-class="footnote"><text:note-citation/><text:note-body><text:p text:style-name="P20"><text:span text:style-name="T20_1"><text:tab/>I<text:s/>would<text:s/>have<text:s/>preferred<text:s/>not<text:s/>to<text:s/>have<text:s/>used<text:s/>AIs<text:s/>by<text:s/>large<text:s/>co</text:span><text:span text:style-name="T20_2">r</text:span><text:span text:style-name="T20_3">p</text:span><text:span text:style-name="T20_4">o</text:span><text:span text:style-name="T20_5">ration</text:span><text:span text:style-name="T20_6">s</text:span><text:span text:style-name="T20_7">.<text:s/>Unfortunate</text:span><text:span text:style-name="T20_8">ly</text:span><text:span text:style-name="T20_9">,<text:s/>it<text:s/>is<text:s/>hard<text:s/>to<text:s/>avoid<text:s/>at<text:s/>this<text:s/>time,<text:s/>especially<text:s/>when<text:s/>quality<text:s/>in<text:s/>image<text:s/>generation<text:s/>is<text:s/>required.</text:span></text:p></text:note-body></text:note></text:span><text:span text:style-name="T20_10"><text:s/>for<text:s/>selfie<text:s/>generation.<text:s/>Additionally,<text:s/></text:span><text:span text:style-name="T20_11"><text:a xlink:type="simple" xlink:href="https://github.com/magenta/magenta/tree/main/magenta/models/nsynth"><text:span text:style-name="T20_12">NSynth</text:span></text:a></text:span><text:span text:style-name="T20_13"><text:s/>was<text:s/>used<text:s/>for<text:s/>generating<text:s/>and<text:s/>abstracting<text:s/>the<text:s/>notification<text:s/>sounds.<text:s/>For<text:s/>all<text:s/>AIs<text:s/></text:span><text:span text:style-name="T20_14">p</text:span><text:span text:style-name="T20_15">re-trained<text:s/>models<text:s/>were<text:s/>used<text:s/>that<text:s/>were<text:s/>provided<text:s/>by<text:s/>the<text:s/>creators<text:s/>of<text:s/>the<text:s/>respective<text:s/>AIs.<text:s/>For<text:s/>GPT<text:s/>Neo<text:s/></text:span><text:span text:style-name="T20_16">and</text:span><text:span text:style-name="T20_17"><text:s/>StyleGAN3,<text:s/>these<text:s/>were<text:s/>finetuned<text:s/>with<text:s/>my<text:s/>datasets.</text:span></text:p>
      <text:p text:style-name="P21"/>
      <text:list text:style-name="LS1" xml:id="list3" text:continue-list="list0">
        <text:list-item>
          <text:list>
            <text:list-item>
              <text:h text:style-name="P22" text:outline-level="2"><text:span text:style-name="T22_1">Inspiration</text:span></text:h>
            </text:list-item>
          </text:list>
        </text:list-item>
      </text:list>
      <text:p text:style-name="P23"/>
      <text:p text:style-name="P24"><text:span text:style-name="T24_1">The<text:s/>look<text:s/>of<text:s/>these<text:s/>documentation<text:s/>pages,<text:s/>especially<text:s/>the<text:s/>sidenotes,<text:s/>is<text:s/>inspired<text:s/>by<text:s/></text:span><text:span text:style-name="T24_2"><text:a xlink:type="simple" xlink:href="https://www.gwern.net/Faces"><text:span text:style-name="T24_3">gwern.net</text:span></text:a></text:span><text:span text:style-name="T24_4"><text:s/>by<text:s/>Gwern<text:s/>Branwen.<text:s/>Additionally,<text:s/>this<text:s/>site<text:s/>taught<text:s/>me<text:s/>a<text:s/>lot<text:s/>about<text:s/>working<text:s/>with<text:s/>style</text:span><text:span text:style-name="T24_5">GAN</text:span><text:span text:style-name="T24_6">.</text:span></text:p>
      <text:p text:style-name="P25"/>
      <text:list text:style-name="LS1" xml:id="list4" text:continue-list="list0">
        <text:list-item>
          <text:list>
            <text:list-item>
              <text:h text:style-name="P26" text:outline-level="2"><text:span text:style-name="T26_1">Support</text:span></text:h>
            </text:list-item>
          </text:list>
        </text:list-item>
      </text:list>
      <text:p text:style-name="P27"/>
      <text:p text:style-name="P28"><text:span text:style-name="T28_1">I<text:s/>would<text:s/>like<text:s/>to<text:s/>thank<text:s/>all<text:s/>participants<text:s/>of<text:s/>the<text:s/></text:span><text:span text:style-name="T28_2"><text:a xlink:type="simple" xlink:href="https://gbb.kunsthochschulekassel.de/"><text:span text:style-name="T28_3">Graduate<text:s/>School<text:s/>for<text:s/>Moving<text:s/>Images</text:span></text:a></text:span><text:span text:style-name="T28_4"><text:s/>at<text:s/>the<text:s/>Kunsthochschule<text:s/>Kassel,<text:s/>to<text:s/>whom<text:s/>I<text:s/>presented<text:s/>the<text:s/>current<text:s/>state<text:s/>of<text:s/>this<text:s/>project<text:s/>multiple<text:s/>times<text:s/>and<text:s/>who<text:s/>gave<text:s/>feedback<text:s/>and<text:s/>encouragement.<text:s/>These<text:s/>lovely<text:s/>people<text:s/>are:<text:s/>Alicia<text:s/>Carotta,<text:s/>Laura<text:s/>Därr,<text:s/>Katrin<text:s/>Esser,<text:s/>Juliane<text:s/>Henrich,<text:s/>Geeske<text:s/>Janßen,<text:s/>Steph<text:s/>Joyce,<text:s/>Young<text:s/>Kyun<text:s/>Kim,<text:s/>Silke<text:s/>Körber,<text:s/>Benedict<text:s/>Reinhold,<text:s/>Tobias<text:s/>Sauer,<text:s/>Christoph<text:s/>Schnerr,<text:s/>Andara<text:s/>Shastika<text:s/>and<text:s/>N.B.<text:s/>Spiders.<text:s/>I<text:s/>am<text:s/>also<text:s/>grateful<text:s/>for<text:s/></text:span><text:span text:style-name="T28_5">the<text:s/>work<text:s/>of<text:s/>Lisa<text:s/>Dreykluft<text:s/>and<text:s/>Holger<text:s/>Jenss,<text:s/>which<text:s/>creates<text:s/>this<text:s/>wonderful<text:s/>environment,<text:s/>and<text:s/>lets<text:s/>projects<text:s/>like<text:s/>this<text:s/>happen.</text:span></text:p>
      <text:p text:style-name="P29"/>
      <text:p text:style-name="P30"><text:span text:style-name="T30_1">Additionally,<text:s/>I<text:s/>would<text:s/>like<text:s/>to<text:s/>thank<text:s/>the<text:s/>teachers<text:s/>and<text:s/>professors<text:s/>at<text:s/>the<text:s/>Kunsthochschule<text:s/>Kassel,<text:s/>who<text:s/>supported<text:s/></text:span><text:span text:style-name="T30_2">ghosts<text:s/>of<text:s/>data<text:s/>past</text:span><text:span text:style-name="T30_3"><text:s/>through<text:s/>help<text:s/>and<text:s/>feedback:<text:s/>Joel<text:s/>Baumann,<text:s/>Björn<text:s/>Melhus,<text:s/>Rosa<text:s/>Menkmann,<text:s/>Jan<text:s/>Peters,<text:s/>and<text:s/>Johanna<text:s/>Schaffer.</text:span></text:p>
      <text:p text:style-name="P31"/>
      <text:p text:style-name="P32"><text:span text:style-name="T32_1">Before<text:s/>a<text:s/>shared<text:s/>studio<text:s/>with<text:s/>Nikolai<text:s/>Huckle,<text:s/>I<text:s/>knew<text:s/>very<text:s/>little<text:s/>about<text:s/>how<text:s/>AI<text:s/>worked<text:s/>or<text:s/>what<text:s/>it<text:s/></text:span><text:span text:style-name="T32_2">might<text:s/>mean</text:span><text:span text:style-name="T32_3"><text:s/>to<text:s/>work<text:s/>with<text:s/>it.<text:s/>Thanks<text:s/>to<text:s/>him<text:s/>that<text:s/>changed<text:s/>very<text:s/>quickly.</text:span></text:p>
      <text:p text:style-name="P33"/>
      <text:p text:style-name="P34"><text:span text:style-name="T34_1">Conversations<text:s/>with<text:s/>Lukas<text:s/>Fuchs<text:s/>and<text:s/>Rebekka<text:s/>Wiese<text:s/>were<text:s/>instrumental<text:s/>in<text:s/>shaping<text:s/>the<text:s/>outcome<text:s/>of<text:s/>this<text:s/>experiment,<text:s/>thank<text:s/>you<text:s/>for<text:s/>that.</text:span></text:p>
      <text:p text:style-name="P35"/>
      <text:p text:style-name="P36"><text:span text:style-name="T36_1">Thank<text:s/>you,<text:s/>Jonas<text:s/>Deuter<text:s/>and<text:s/>Julia<text:s/>Perkuhn<text:s/>for<text:s/>helping<text:s/>me<text:s/>with<text:s/>picking<text:s/>a<text:s/>font.</text:span></text:p>
      <text:p text:style-name="P37"/>
      <text:p text:style-name="P38"><text:span text:style-name="T38_1">I<text:s/>would<text:s/>like<text:s/>to<text:s/>give<text:s/>special<text:s/>thanks<text:s/>to<text:s/>my<text:s/>parents,<text:s/>Gero<text:s/>Gries<text:s/>and<text:s/>Ivana<text:s/>Jokl,<text:s/>for<text:s/>their<text:s/>support<text:s/>i</text:span><text:span text:style-name="T38_2">n<text:s/>this<text:s/>project,<text:s/>but<text:s/>of<text:s/>course<text:s/>also<text:s/>for<text:s/>all<text:s/>their<text:s/>support<text:s/>in<text:s/>general.</text:span></text:p>
      <text:p text:style-name="P39"/>
      <text:p text:style-name="P40"><text:span text:style-name="T40_1">And<text:s/>last<text:s/>but<text:s/>not<text:s/>at<text:s/>all<text:s/>least<text:s/>I<text:s/>would<text:s/>like<text:s/>to<text:s/>thank<text:s/>Res<text:s/>Sigusch,<text:s/>without<text:s/>whose<text:s/>intelligent<text:s/>input,<text:s/>emotional<text:s/>support<text:s/>and<text:s/>love<text:s/>this<text:s/>certainly<text:s/>would<text:s/>have<text:s/>been<text:s/>a<text:s/>much<text:s/>less<text:s/>joyful<text:s/>affair.</text:span></text:p>
      <text:p text:style-name="P41"/>
      <text:list text:style-name="LS1" xml:id="list5" text:continue-list="list0">
        <text:list-item>
          <text:list>
            <text:list-item>
              <text:h text:style-name="P42" text:outline-level="2"><text:span text:style-name="T42_1">Funding</text:span></text:h>
            </text:list-item>
          </text:list>
        </text:list-item>
      </text:list>
      <text:p text:style-name="P43"/>
      <text:p text:style-name="P44"><text:span text:style-name="T44_1">The<text:s/>project<text:s/>was<text:s/>funded<text:s/>by<text:s/>the<text:s/></text:span><text:span text:style-name="T44_2"><text:a xlink:type="simple" xlink:href="https://www.kdfs.de/"><text:span text:style-name="T44_3">KdFS</text:span></text:a></text:span><text:span text:style-name="T44_4">,<text:s/>which<text:s/>allowed<text:s/>me<text:s/>to<text:s/>pay<text:s/>the<text:s/>performers<text:s/>and<text:s/>license<text:s/>the<text:s/>fonts<text:s/>used.<text:s/>Hendrik<text:s/>Kempt<text:s/>refused<text:s/>to<text:s/>be<text:s/>paid<text:s/>for<text:s/>his<text:s/>collaboration.</text:span></text:p>
      <text:p text:style-name="P45"/>
      <text:p text:style-name="P46"><text:span text:style-name="T46_1">During<text:s/>my<text:s/>time<text:s/>working<text:s/>on<text:s/>this<text:s/>project,<text:s/>I</text:span><text:span text:style-name="T46_2"><text:s/>was<text:s/>supported<text:s/></text:span><text:span text:style-name="T46_3">by</text:span><text:span text:style-name="T46_4"><text:s/></text:span><text:span text:style-name="T46_5">the<text:s/>HAB</text:span><text:span text:style-name="T46_6"><text:s/>scholarship<text:s/>from<text:s/>the<text:s/></text:span><text:span text:style-name="T46_7"><text:a xlink:type="simple" xlink:href="https://www.hfmakademie.de/"><text:span text:style-name="T46_8">HfMA</text:span></text:a></text:span><text:span text:style-name="T46_9">.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Lohit Devanagari" svg:font-family="Lohit Devanagari" style:font-pitch="variable"/>
    <style:font-face style:name="Liberation Serif" svg:font-family="Liberation Serif" style:font-pitch="variable" style:font-family-generic="roman"/>
    <style:font-face style:name="Liberation Sans" svg:font-family="Liberation Sans" style:font-pitch="variable" style:font-family-generic="swiss"/>
    <style:font-face style:name="Noto Sans CJK SC" svg:font-family="Noto Sans CJK SC" style:font-pitch="variable"/>
    <style:font-face style:name="Noto Serif CJK SC" svg:font-family="Noto Serif CJK SC" style:font-pitch="variable"/>
    <style:font-face style:name="Times New Roman" svg:font-family="Times New Roman"/>
  </office:font-face-decls>
  <office:styles>
    <style:default-style style:family="paragraph">
      <style:paragraph-properties style:text-autospace="ideograph-alpha" fo:orphans="2" fo:widows="2" fo:hyphenation-ladder-count="no-limit" style:tab-stop-distance="1.251cm"/>
      <style:text-properties style:use-window-font-color="true" style:font-name="Liberation Serif" fo:font-size="12pt" style:font-name-asian="Noto Serif CJK SC" style:font-size-asian="12pt" style:font-name-complex="Lohit Devanagari" style:font-size-complex="12pt" fo:language="en" fo:language-asian="zh" fo:language-complex="hi" fo:country="US" fo:country-asian="CN" fo:country-complex="IN" style:letter-kerning="true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_20_1" style:display-name="Heading 1" style:family="paragraph" style:parent-style-name="Heading" style:default-outline-level="1">
      <style:paragraph-properties fo:margin-top="0.423cm" fo:margin-bottom="0.212cm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Heading" style:default-outline-level="2">
      <style:paragraph-properties fo:margin-top="0.353cm" fo:margin-bottom="0.212cm"/>
      <style:text-properties fo:font-size="16pt" style:font-size-asian="16pt" style:font-size-complex="16pt" fo:font-weight="bold" style:font-weight-asian="bold" style:font-weight-complex="bold"/>
    </style:style>
    <style:style style:name="Heading_20_3" style:display-name="Heading 3" style:family="paragraph" style:parent-style-name="Heading" style:default-outline-level="3">
      <style:paragraph-properties fo:margin-top="0.247cm" fo:margin-bottom="0.212cm"/>
      <style:text-properties fo:font-size="14pt" style:font-size-asian="14pt" style:font-size-complex="14pt" fo:font-weight="bold" style:font-weight-asian="bold" style:font-weight-complex="bold"/>
    </style:style>
    <style:style style:name="Default_20_Paragraph_20_Font" style:display-name="Default Paragraph Font" style:family="text"/>
    <style:style style:name="Standard" style:family="paragraph">
      <style:paragraph-properties style:text-autospace="ideograph-alpha" fo:orphans="2" fo:widows="2" fo:hyphenation-ladder-count="no-limit"/>
      <style:text-properties fo:font-size="12pt" style:font-size-asian="12pt" style:font-size-complex="12pt" style:letter-kerning="true"/>
    </style:style>
    <style:style style:name="Heading" style:family="paragraph" style:parent-style-name="Standard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>
      <style:paragraph-properties fo:line-height="115%" fo:margin-top="0cm" fo:margin-bottom="0.247cm"/>
    </style:style>
    <style:style style:name="List" style:family="paragraph" style:parent-style-name="Text_20_body">
      <style:text-properties style:font-name-complex="Lohit Devanagari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 fo:font-size="12pt" style:font-size-asian="12pt" style:font-name-complex="Lohit Devanagari" style:font-size-complex="12pt"/>
    </style:style>
    <style:style style:name="Index" style:family="paragraph" style:parent-style-name="Standard">
      <style:text-properties style:font-name-complex="Lohit Devanagari" fo:language="zxx" fo:language-asian="zxx" fo:language-complex="zxx" fo:country="none" fo:country-asian="none" fo:country-complex="none"/>
    </style:style>
    <style:style style:name="Footnote" style:family="paragraph" style:parent-style-name="Standard">
      <style:paragraph-properties fo:text-indent="-0.6cm" fo:margin-left="0.6cm" fo:margin-right="0cm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language-asian="zxx" fo:language-complex="zxx" fo:country="none" fo:country-asian="none" fo:country-complex="none" style:text-underline-style="solid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reference" style:display-name="Footnote reference" style:family="text" style:parent-style-name="Default_20_Paragraph_20_Font">
      <style:text-properties style:text-position="super 58%"/>
    </style:style>
    <text:list-style style:name="LS1">
      <text:list-level-style-number style:num-format="" text:style-name="List1Level0" text:level="1"/>
      <text:list-level-style-number style:num-format="" text:style-name="List1Level1" text:level="2"/>
      <text:list-level-style-number style:num-format="" text:style-name="List1Level2" text:level="3"/>
      <text:list-level-style-number style:num-format="" text:style-name="List1Level3" text:level="4"/>
      <text:list-level-style-number style:num-format="" text:style-name="List1Level4" text:level="5"/>
      <text:list-level-style-number style:num-format="" text:style-name="List1Level5" text:level="6"/>
      <text:list-level-style-number style:num-format="" text:style-name="List1Level6" text:level="7"/>
      <text:list-level-style-number style:num-format="" text:style-name="List1Level7" text:level="8"/>
      <text:list-level-style-number style:num-format="" text:style-name="List1Level8" text:level="9"/>
    </text:list-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21.2.0</meta:generator>
    <dc:title/>
    <meta:initial-creator/>
    <meta:creation-date>2022-09-07T11:51:11</meta:creation-date>
    <dc:creator/>
    <dc:date>2022-09-09T16:00:28</dc:date>
    <meta:editing-cycles>5</meta:editing-cycles>
    <meta:editing-duration>PT1H24M</meta:editing-duration>
    <meta:document-statistic meta:page-count="2" meta:paragraph-count="25" meta:row-count="0" meta:word-count="629" meta:character-count="3730" meta:non-whitespace-character-count="3123"/>
  </office:meta>
</office:document-meta>
</file>